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0000ff" draw:marker-start="" draw:marker-start-width="0.23cm" draw:marker-start-center="false" draw:marker-end="" draw:marker-end-width="0.23cm" draw:marker-end-center="false" draw:fill="none" draw:fill-color="#ffff00" draw:textarea-horizontal-align="justify" draw:textarea-vertical-align="middle" draw:auto-grow-height="false" fo:min-height="3.731cm" fo:min-width="2.481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cm" svg:stroke-color="#0000ff" draw:marker-start="" draw:marker-start-width="0.23cm" draw:marker-start-center="false" draw:marker-end="" draw:marker-end-width="0.23cm" draw:marker-end-center="false" draw:fill="none" draw:fill-color="#ffff00" draw:textarea-horizontal-align="justify" draw:textarea-vertical-align="middle" draw:auto-grow-height="false" fo:min-height="3.731cm" fo:min-width="2.481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0000ff" draw:marker-start="" draw:marker-start-width="0.23cm" draw:marker-start-center="false" draw:marker-end="" draw:marker-end-width="0.23cm" draw:marker-end-center="false" draw:fill="none" draw:fill-color="#ffff00" draw:textarea-horizontal-align="justify" draw:textarea-vertical-align="middle" draw:auto-grow-height="false" fo:min-height="3.731cm" fo:min-width="2.481cm" fo:padding-top="0.135cm" fo:padding-bottom="0.135cm" fo:padding-left="0.26cm" fo:padding-right="0.26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lipH" draw:style-name="gr1" draw:text-style-name="P1" draw:layer="layout" svg:width="5cm" svg:height="5cm" draw:transform="rotate (0.523598775598299) translate (10cm 9.5cm)">
          <text:p/>
          <draw:enhanced-geometry svg:viewBox="0 0 1000 1000" draw:mirror-horizontal="true" draw:text-areas="400 200 1000 1000" draw:type="non-primitive" draw:enhanced-path="M 0 0 L 1000 0 1000 1000 0 1000 400 200 Z N"/>
        </draw:custom-shape>
        <draw:custom-shape draw:name="FlipV" draw:style-name="gr2" draw:text-style-name="P1" draw:layer="layout" svg:width="5cm" svg:height="5cm" draw:transform="rotate (0.523598775598299) translate (2cm 14.5cm)">
          <text:p/>
          <draw:enhanced-geometry svg:viewBox="0 0 1000 1000" draw:mirror-vertical="true" draw:text-areas="400 200 1000 1000" draw:type="non-primitive" draw:enhanced-path="M 0 0 L 1000 0 1000 1000 0 1000 400 200 Z N"/>
        </draw:custom-shape>
        <draw:custom-shape draw:name="FlipHV" draw:style-name="gr3" draw:text-style-name="P1" draw:layer="layout" svg:width="5cm" svg:height="5cm" draw:transform="rotate (0.523598775598299) translate (11cm 21.5cm)">
          <text:p/>
          <draw:enhanced-geometry svg:viewBox="0 0 1000 1000" draw:mirror-horizontal="true" draw:mirror-vertical="true" draw:text-areas="400 200 1000 1000" draw:type="non-primitive" draw:enhanced-path="M 0 0 L 1000 0 1000 1000 0 1000 400 20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0-09-22T19:12:46.986000000</meta:creation-date>
    <dc:date>2020-09-23T18:22:02.020000000</dc:date>
    <dc:creator>Regina Henschel</dc:creator>
    <meta:editing-duration>PT1M37S</meta:editing-duration>
    <meta:editing-cycles>3</meta:editing-cycles>
    <meta:generator>B_forCommit/7.1.0.0.alpha0$Windows_X86_64 LibreOffice_project/325faca502ffca43cf8cbb272fac2516bcb8eb55</meta:generator>
    <meta:document-statistic meta:object-count="3"/>
  </office:meta>
</office:document-meta>
</file>